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charset="x-symbol"/>
    <style:font-face style:name="Lohit Hindi1" svg:font-family="'Lohit Hindi'"/>
    <style:font-face style:name="OpenSymbol" svg:font-family="OpenSymbol, 'Arial Unicode MS'"/>
    <style:font-face style:name="Droid Sans" svg:font-family="'Droid Sans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은 바탕" svg:font-family="'은 바탕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Standard" style:list-style-name="WW8Num1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 style:list-style-name="WW8Num1" style:master-page-name="Standard">
      <style:paragraph-properties style:page-number="auto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font-name-asian="Times New Roman" style:font-name-complex="Times New Roma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41972557" text:style-name="WW8Num1">
        <text:list-item>
          <text:p text:style-name="P3">This<text:span text:style-name="T1"> </text:span>is<text:span text:style-name="T1"> </text:span>a<text:span text:style-name="T1"> </text:span>bulleted<text:span text:style-name="T1"> </text:span>points<text:span text:style-name="T1"> </text:span>test.</text:p>
        </text:list-item>
        <text:list-item>
          <text:p text:style-name="P2">Bullet<text:span text:style-name="T1"> </text:span>2</text:p>
        </text:list-item>
      </text:list>
      <text:p text:style-name="P1"/>
      <text:list xml:id="list624078356" text:continue-numbering="true" text:style-name="WW8Num1">
        <text:list-item>
          <text:p text:style-name="P2">Skip<text:span text:style-name="T1"> </text:span>a<text:span text:style-name="T1"> </text:span>line,<text:span text:style-name="T1"> </text:span>and<text:span text:style-name="T1"> </text:span>now<text:span text:style-name="T1"> </text:span>bullet<text:span text:style-name="T1"> </text:span>3</text:p>
        </text:list-item>
      </text:list>
      <text:p text:style-name="P1"/>
      <text:p text:style-name="P1">And<text:span text:style-name="T1"> </text:span>some<text:span text:style-name="T1"> </text:span>normal<text:span text:style-name="T1"> </text:span>tex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charset="x-symbol"/>
    <style:font-face style:name="Lohit Hindi1" svg:font-family="'Lohit Hindi'"/>
    <style:font-face style:name="OpenSymbol" svg:font-family="OpenSymbol, 'Arial Unicode MS'"/>
    <style:font-face style:name="Droid Sans" svg:font-family="'Droid Sans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은 바탕" svg:font-family="'은 바탕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은 바탕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Droid Sans" style:font-size-asian="12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WW8Num1z0" style:family="text">
      <style:text-properties style:font-name="Wingdings 2" style:font-name-complex="OpenSymbol"/>
    </style:style>
    <style:style style:name="WW8Num1z1" style:family="text">
      <style:text-properties style:font-name="OpenSymbol" style:font-name-complex="OpenSymbol"/>
    </style:style>
    <style:style style:name="Absatz-Standardschriftar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 2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z0" style:num-suffix="." text:bullet-char="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 2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z0" style:num-suffix="." text:bullet-char="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 2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3" style:layout-grid-base-height="0.2165in" style:layout-grid-ruby-height="0in" style:layout-grid-mode="none" style:layout-grid-ruby-below="false" style:layout-grid-print="false" style:layout-grid-display="false" style:layout-grid-base-width="0.1453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</meta:initial-creator>
    <meta:creation-date>2012-03-18T22:13:40</meta:creation-date>
    <dc:creator>Max </dc:creator>
    <dc:date>2012-03-18T22:18:32</dc:date>
    <meta:editing-cycles>3</meta:editing-cycles>
    <meta:editing-duration>PT4M54S</meta:editing-duration>
    <meta:document-statistic meta:table-count="0" meta:image-count="0" meta:object-count="0" meta:page-count="1" meta:paragraph-count="4" meta:word-count="22" meta:character-count="92" meta:non-whitespace-character-count="77"/>
    <meta:generator>LibreOffice/3.4$Linux LibreOffice_project/340m1$Build-402</meta:generator>
    <meta:user-defined meta:name="Info 1"/>
    <meta:user-defined meta:name="Info 2"/>
    <meta:user-defined meta:name="Info 3"/>
    <meta:user-defined meta:name="Info 4"/>
  </office:meta>
</office:document-meta>
</file>